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1" fo:font-size="32pt" fo:language="de" fo:country="DE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1" fo:font-size="18pt" fo:language="de" fo:country="DE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language="de" fo:country="DE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rial1" fo:font-size="12pt" fo:language="de" fo:country="DE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1" fo:font-size="12pt" fo:language="de" fo:country="DE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 fo:font-size="15pt" fo:language="de" fo:country="DE" fo:font-weight="bold" style:font-size-asian="15pt" style:font-weight-asian="bold" style:font-size-complex="15pt" style:font-weight-complex="bold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20.01.17 <text:s text:c="93"/>INF2 <text:s/>Valeriy Budovskiy</text:span></text:p>
      <text:p text:style-name="P1"><text:span text:style-name="T1"><text:s text:c="53"/></text:span></text:p>
      <text:p text:style-name="P1"><text:span text:style-name="T1"><text:s text:c="2"/><text:tab/><text:tab/><text:tab/><text:tab/><text:tab/> <text:s text:c="2"/></text:span>Handout <text:s text:c="6"/></text:p>
      <text:p text:style-name="P2">zum Thema Unicode und UTF-8</text:p>
      <text:p text:style-name="P2"/>
      <text:p text:style-name="P2">ASCII</text:p>
      <text:p text:style-name="P2"/>
      <text:list xml:id="list224958135998331911" text:style-name="L1">
        <text:list-item>
          <text:p text:style-name="P4">Zusammenführung eines einheitlichen tabellarischen Kodierungssystems</text:p>
        </text:list-item>
        <text:list-item>
          <text:p text:style-name="P4">Interpretiert Zeichen, Symbole und Buchstaben anhand eines binären Codes</text:p>
        </text:list-item>
        <text:list-item>
          <text:p text:style-name="P4">7-Bit Breite mit 0-127 Zeichen, ISO-Latin 255 Zeichen</text:p>
        </text:list-item>
      </text:list>
      <text:p text:style-name="P3"/>
      <text:p text:style-name="P2">Unicode</text:p>
      <text:p text:style-name="P2"/>
      <text:list xml:id="list26682200" text:continue-numbering="true" text:style-name="L1">
        <text:list-item>
          <text:p text:style-name="P4">Eine Zusammenführung (fast)aller bekannten Buchstaben, Zeichen und Symbole aus der ganzen Welt</text:p>
        </text:list-item>
        <text:list-item>
          <text:p text:style-name="P4">Ebenfalls tabellarisch coderiert mit einer viel größeren Tabelle und meist in Hexadezimal bestimmt</text:p>
        </text:list-item>
        <text:list-item>
          <text:p text:style-name="P4">Wird regelmäßig aktualisiert</text:p>
        </text:list-item>
        <text:list-item>
          <text:p text:style-name="P4">Kann mit UTF-16 und UTF-32 (und vielen anderen) zahllose neue Zeichen aufnehmen</text:p>
        </text:list-item>
        <text:list-item>
          <text:p text:style-name="P4">Vergleichsweise groß, meist zu viele Zeichen die nicht gebraucht werden</text:p>
        </text:list-item>
      </text:list>
      <text:p text:style-name="P2"/>
      <text:p text:style-name="P2">UTF-8</text:p>
      <text:p text:style-name="P2"/>
      <text:list xml:id="list26691905" text:continue-numbering="true" text:style-name="L1">
        <text:list-item>
          <text:p text:style-name="P4">Sehr umfassendes und doch vergleichsweise kompaktes Format</text:p>
        </text:list-item>
        <text:list-item>
          <text:p text:style-name="P4">Keine Begrenzung auf 7-Bit, dafür Multi-byte Zeichenkodierung</text:p>
        </text:list-item>
        <text:list-item>
          <text:p text:style-name="P4">Kompatibel für ASCII codierte Dateien dank 8-Bit Format</text:p>
        </text:list-item>
        <text:list-item>
          <text:p text:style-name="P4">Kann zusätzliche Bytes zur Verlängerung anhängen (z.B. 3-Bytes über 65.000 Möglichkeiten)</text:p>
        </text:list-item>
        <text:list-item>
          <text:p text:style-name="P4"/>
        </text:list-item>
      </text:list>
      <text:p text:style-name="P6"/>
      <text:p text:style-name="P6">Quellen</text:p>
      <text:p text:style-name="P5"/>
      <text:p text:style-name="P5"><text:a xlink:type="simple" xlink:href="https://unicode-table.com/" text:style-name="Internet_20_link" text:visited-style-name="Visited_20_Internet_20_Link">https://unicode-table.com</text:a></text:p>
      <text:p text:style-name="P5"><text:a xlink:type="simple" xlink:href="https://www.gamedev.net/resources/_/technical/general-programming/how-about-unicode-and-utf-8-r3322" text:style-name="Internet_20_link" text:visited-style-name="Visited_20_Internet_20_Link">https://www.gamedev.net/resources/_/technical/general-programming/how-about-unicode-and-utf-8-r3322</text:a></text:p>
      <text:p text:style-name="P5"><text:a xlink:type="simple" xlink:href="http://www.torsten-horn.de/techdocs/ascii.htm" text:style-name="Internet_20_link" text:visited-style-name="Visited_20_Internet_20_Link">http://www.torsten-horn.de/techdocs/ascii.htm</text:a></text:p>
      <text:p text:style-name="P5"><text:a xlink:type="simple" xlink:href="http://www.ascii-code.com/" text:style-name="Internet_20_link" text:visited-style-name="Visited_20_Internet_20_Link">http://www.ascii-code.com/</text:a></text:p>
      <text:p text:style-name="P5"><text:a xlink:type="simple" xlink:href="https://de.wikipedia.org/wiki/American_Standard_Code_for_Information_Interchange" text:style-name="Internet_20_link" text:visited-style-name="Visited_20_Internet_20_Link">https://de.wikipedia.org/wiki/American_Standard_Code_for_Information_Interchange</text:a></text:p>
      <text:p text:style-name="P5"><text:a xlink:type="simple" xlink:href="https://de.wikipedia.org/wiki/Unicode" text:style-name="Internet_20_link" text:visited-style-name="Visited_20_Internet_20_Link">https://de.wikipedia.org/wiki/Unicode</text:a></text:p>
      <text:p text:style-name="P5"><text:a xlink:type="simple" xlink:href="https://de.wikipedia.org/wiki/UTF-8" text:style-name="Internet_20_link" text:visited-style-name="Visited_20_Internet_20_Link">https://de.wikipedia.org/wiki/UTF-8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0T06:28:23.24</meta:creation-date>
    <meta:document-statistic meta:table-count="0" meta:image-count="0" meta:object-count="0" meta:page-count="1" meta:paragraph-count="27" meta:word-count="138" meta:character-count="1438"/>
    <dc:date>2017-01-20T06:49:59.46</dc:date>
    <meta:editing-duration>PT3M56S</meta:editing-duration>
    <meta:editing-cycles>1</meta:editing-cycles>
    <meta:generator>OpenOffice/4.1.3$Win32 OpenOffice.org_project/413m1$Build-9783</meta:generator>
  </office:meta>
</office:document-meta>
</file>